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Gill Sans MT" svg:font-family="'Gill Sans MT'" style:font-family-generic="system"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d88f" officeooo:paragraph-rsid="006f4cb2"/>
    </style:style>
    <style:style style:name="P2" style:family="paragraph" style:parent-style-name="Standard">
      <style:text-properties officeooo:rsid="00ce615c" officeooo:paragraph-rsid="00ea8470"/>
    </style:style>
    <style:style style:name="P3" style:family="paragraph" style:parent-style-name="Standard">
      <style:text-properties fo:font-style="italic" officeooo:rsid="01ddbda3" officeooo:paragraph-rsid="01ddbda3" style:font-style-asian="italic" style:font-style-complex="italic"/>
    </style:style>
    <style:style style:name="P4" style:family="paragraph" style:parent-style-name="Text_20_body">
      <style:text-properties fo:font-style="italic" fo:font-weight="bold" style:font-style-asian="italic" style:font-weight-asian="bold" style:font-style-complex="italic" style:font-weight-complex="bold"/>
    </style:style>
    <style:style style:name="P5" style:family="paragraph" style:parent-style-name="Code">
      <style:text-properties officeooo:paragraph-rsid="02bdc86b"/>
    </style:style>
    <style:style style:name="P6" style:family="paragraph" style:parent-style-name="Text_20_body">
      <style:text-properties officeooo:paragraph-rsid="02bdc86b"/>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Standard">
      <style:text-properties officeooo:rsid="02714c4e" officeooo:paragraph-rsid="006f4cb2"/>
    </style:style>
    <style:style style:name="P10" style:family="paragraph" style:parent-style-name="Standard">
      <style:text-properties officeooo:rsid="02c70f76" officeooo:paragraph-rsid="02c70f76"/>
    </style:style>
    <style:style style:name="P11" style:family="paragraph" style:parent-style-name="Standard">
      <style:text-properties officeooo:paragraph-rsid="02c70f76"/>
    </style:style>
    <style:style style:name="P12" style:family="paragraph" style:parent-style-name="Text_20_body">
      <style:text-properties officeooo:paragraph-rsid="02c70f76"/>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officeooo:paragraph-rsid="02ba0f89"/>
    </style:style>
    <style:style style:name="P15" style:family="paragraph" style:parent-style-name="Text_20_body">
      <style:text-properties officeooo:paragraph-rsid="02ba6945"/>
    </style:style>
    <style:style style:name="P16" style:family="paragraph" style:parent-style-name="Text_20_body">
      <style:text-properties officeooo:paragraph-rsid="02bc1acd"/>
    </style:style>
    <style:style style:name="P17" style:family="paragraph" style:parent-style-name="Text_20_body">
      <style:text-properties officeooo:paragraph-rsid="02c94b29"/>
    </style:style>
    <style:style style:name="P18" style:family="paragraph" style:parent-style-name="Text_20_body">
      <style:text-properties officeooo:paragraph-rsid="02bd2ff3"/>
    </style:style>
    <style:style style:name="P19" style:family="paragraph" style:parent-style-name="Text_20_body">
      <style:text-properties officeooo:rsid="02bd2ff3" officeooo:paragraph-rsid="02bd2ff3"/>
    </style:style>
    <style:style style:name="P20" style:family="paragraph" style:parent-style-name="Text_20_body">
      <style:text-properties officeooo:rsid="02c1ec2d" officeooo:paragraph-rsid="02c1ec2d"/>
    </style:style>
    <style:style style:name="P21" style:family="paragraph" style:parent-style-name="Text_20_body">
      <style:text-properties officeooo:paragraph-rsid="02c1ec2d"/>
    </style:style>
    <style:style style:name="P22" style:family="paragraph" style:parent-style-name="Text_20_body">
      <style:text-properties officeooo:rsid="02c4857d" officeooo:paragraph-rsid="02c4857d"/>
    </style:style>
    <style:style style:name="P23" style:family="paragraph" style:parent-style-name="Text_20_body">
      <style:text-properties officeooo:rsid="02c58017" officeooo:paragraph-rsid="02c58017"/>
    </style:style>
    <style:style style:name="P24" style:family="paragraph" style:parent-style-name="Title">
      <style:paragraph-properties fo:text-align="center" style:justify-single-word="false"/>
      <style:text-properties officeooo:paragraph-rsid="02b96d82"/>
    </style:style>
    <style:style style:name="P25" style:family="paragraph" style:parent-style-name="Title">
      <style:paragraph-properties fo:text-align="center" style:justify-single-word="false"/>
      <style:text-properties style:font-name="Tahoma" fo:font-size="18pt" officeooo:paragraph-rsid="02b96d82" style:font-size-asian="18pt" style:font-size-complex="18pt"/>
    </style:style>
    <style:style style:name="P26" style:family="paragraph" style:parent-style-name="Code">
      <style:text-properties officeooo:paragraph-rsid="02cca66c"/>
    </style:style>
    <style:style style:name="P27" style:family="paragraph" style:parent-style-name="Text_20_body">
      <style:text-properties officeooo:paragraph-rsid="02cca66c"/>
    </style:style>
    <style:style style:name="P28" style:family="paragraph" style:parent-style-name="Code" style:list-style-name="L15"/>
    <style:style style:name="P29" style:family="paragraph" style:parent-style-name="Code" style:list-style-name="L12"/>
    <style:style style:name="P30" style:family="paragraph" style:parent-style-name="Code" style:list-style-name="L13"/>
    <style:style style:name="P31" style:family="paragraph" style:parent-style-name="Code" style:list-style-name="L14"/>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999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2cca66c"/>
    </style:style>
    <style:style style:name="P37" style:family="paragraph" style:parent-style-name="Heading_20_1" style:list-style-name=""/>
    <style:style style:name="P38" style:family="paragraph" style:parent-style-name="Heading_20_1">
      <style:paragraph-properties fo:break-before="page"/>
      <style:text-properties officeooo:paragraph-rsid="02bdc86b"/>
    </style:style>
    <style:style style:name="P39" style:family="paragraph" style:parent-style-name="Heading_20_2">
      <style:paragraph-properties fo:margin-top="0.423cm" fo:margin-bottom="0.212cm" style:contextual-spacing="false" fo:keep-with-next="always"/>
      <style:text-properties style:font-name="Arial" style:font-name-asian="WenQuanYi Micro Hei" style:font-name-complex="Lohit Hindi2"/>
    </style:style>
    <style:style style:name="P40" style:family="paragraph" style:parent-style-name="Heading_20_2">
      <style:text-properties officeooo:paragraph-rsid="02cca66c"/>
    </style:style>
    <style:style style:name="P41" style:family="paragraph" style:parent-style-name="Heading_20_3">
      <style:text-properties officeooo:rsid="02d91577" officeooo:paragraph-rsid="02d91577"/>
    </style:style>
    <style:style style:name="P42" style:family="paragraph" style:parent-style-name="Standard" style:list-style-name="L1">
      <style:text-properties officeooo:rsid="02714c4e" officeooo:paragraph-rsid="006f4cb2"/>
    </style:style>
    <style:style style:name="P43" style:family="paragraph" style:parent-style-name="Standard" style:list-style-name="L2">
      <style:text-properties officeooo:rsid="017278c8" officeooo:paragraph-rsid="006f4cb2"/>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text-properties officeooo:rsid="02c58017" officeooo:paragraph-rsid="02c58017"/>
    </style:style>
    <style:style style:name="P47" style:family="paragraph" style:parent-style-name="Text_20_body" style:list-style-name="L6"/>
    <style:style style:name="P48" style:family="paragraph" style:parent-style-name="Text_20_body" style:list-style-name="L6">
      <style:text-properties officeooo:paragraph-rsid="02c94b29"/>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text-properties officeooo:paragraph-rsid="02cca66c"/>
    </style:style>
    <style:style style:name="P52" style:family="paragraph" style:parent-style-name="Text_20_body" style:list-style-name="L10">
      <style:text-properties officeooo:paragraph-rsid="02bdc86b"/>
    </style:style>
    <style:style style:name="P53" style:family="paragraph" style:parent-style-name="Text_20_body">
      <style:text-properties officeooo:paragraph-rsid="02bdc86b"/>
    </style:style>
    <style:style style:name="P54" style:family="paragraph" style:parent-style-name="Text_20_body">
      <style:text-properties officeooo:rsid="02d91577" officeooo:paragraph-rsid="02d91577"/>
    </style:style>
    <style:style style:name="P55" style:family="paragraph" style:parent-style-name="Text_20_body">
      <style:text-properties officeooo:paragraph-rsid="02d91577"/>
    </style:style>
    <style:style style:name="P56" style:family="paragraph" style:parent-style-name="Text_20_body">
      <style:text-properties officeooo:rsid="02da255a" officeooo:paragraph-rsid="02da255a"/>
    </style:style>
    <style:style style:name="P57" style:family="paragraph" style:parent-style-name="Text_20_body">
      <style:text-properties officeooo:paragraph-rsid="02da255a"/>
    </style:style>
    <style:style style:name="P58" style:family="paragraph" style:parent-style-name="Text_20_body">
      <style:text-properties officeooo:paragraph-rsid="02da7211"/>
    </style:style>
    <style:style style:name="P59" style:family="paragraph" style:parent-style-name="Text_20_body">
      <style:text-properties officeooo:paragraph-rsid="02da868b"/>
    </style:style>
    <style:style style:name="P60" style:family="paragraph" style:parent-style-name="Text_20_body">
      <style:text-properties officeooo:rsid="02da868b" officeooo:paragraph-rsid="02da868b"/>
    </style:style>
    <style:style style:name="P61" style:family="paragraph" style:parent-style-name="Text_20_body">
      <style:text-properties officeooo:paragraph-rsid="02db20df"/>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2c70f76" style:font-style-asian="italic" style:font-weight-asian="bold" style:font-style-complex="italic" style:font-weight-complex="bold"/>
    </style:style>
    <style:style style:name="T3" style:family="text">
      <style:text-properties fo:font-style="italic" fo:font-weight="bold" officeooo:rsid="02c58017"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2c70f76" style:font-style-asian="italic" style:font-style-complex="italic"/>
    </style:style>
    <style:style style:name="T6" style:family="text">
      <style:text-properties style:font-name="Tahoma" fo:font-size="18pt" style:font-size-asian="18pt" style:font-size-complex="18pt"/>
    </style:style>
    <style:style style:name="T7" style:family="text">
      <style:text-properties style:font-name="Tahoma" fo:font-size="18pt" officeooo:rsid="02b96d82" style:font-size-asian="18pt" style:font-size-complex="18pt"/>
    </style:style>
    <style:style style:name="T8" style:family="text">
      <style:text-properties fo:font-size="18pt" style:font-size-asian="18pt" style:font-size-complex="18pt"/>
    </style:style>
    <style:style style:name="T9" style:family="text">
      <style:text-properties officeooo:rsid="02b96d82"/>
    </style:style>
    <style:style style:name="T10" style:family="text">
      <style:text-properties officeooo:rsid="02ba0f89"/>
    </style:style>
    <style:style style:name="T11" style:family="text">
      <style:text-properties officeooo:rsid="02ba6945"/>
    </style:style>
    <style:style style:name="T12" style:family="text">
      <style:text-properties officeooo:rsid="02bc1acd"/>
    </style:style>
    <style:style style:name="T13" style:family="text">
      <style:text-properties officeooo:rsid="02bd2ff3"/>
    </style:style>
    <style:style style:name="T14" style:family="text">
      <style:text-properties officeooo:rsid="02c1ec2d"/>
    </style:style>
    <style:style style:name="T15" style:family="text">
      <style:text-properties officeooo:rsid="02c58017"/>
    </style:style>
    <style:style style:name="T16" style:family="text">
      <style:text-properties officeooo:rsid="02c70f76"/>
    </style:style>
    <style:style style:name="T17" style:family="text">
      <style:text-properties fo:font-style="normal" officeooo:rsid="02c70f76" style:font-style-asian="normal" style:font-style-complex="normal"/>
    </style:style>
    <style:style style:name="T18" style:family="text">
      <style:text-properties officeooo:rsid="02c94b29"/>
    </style:style>
    <style:style style:name="T19" style:family="text">
      <style:text-properties officeooo:rsid="02ca0a94"/>
    </style:style>
    <style:style style:name="T20" style:family="text">
      <style:text-properties officeooo:rsid="02cca66c"/>
    </style:style>
    <style:style style:name="T21" style:family="text">
      <style:text-properties officeooo:rsid="02d1e5a8"/>
    </style:style>
    <style:style style:name="T22" style:family="text">
      <style:text-properties officeooo:rsid="02d91577"/>
    </style:style>
    <style:style style:name="T23" style:family="text">
      <style:text-properties officeooo:rsid="02da255a"/>
    </style:style>
    <style:style style:name="T24" style:family="text">
      <style:text-properties officeooo:rsid="02da436d"/>
    </style:style>
    <style:style style:name="T25" style:family="text">
      <style:text-properties officeooo:rsid="02da7211"/>
    </style:style>
    <style:style style:name="T26" style:family="text">
      <style:text-properties officeooo:rsid="02da868b"/>
    </style:style>
    <style:style style:name="T27" style:family="text">
      <style:text-properties style:font-name="Times New Roman"/>
    </style:style>
    <style:style style:name="T28" style:family="text">
      <style:text-properties style:font-name="Times New Roman" officeooo:rsid="02da7211"/>
    </style:style>
    <style:style style:name="T29" style:family="text">
      <style:text-properties style:font-name="Times New Roman" officeooo:rsid="02da868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7">At</text:span><text:span text:style-name="T6">eliers</text:span></text:p>
      <text:p text:style-name="P25">« Mise en pratique des tests avec</text:p>
      <text:p text:style-name="P24"><text:span text:style-name="T6">JUnit »</text:span><text:span text:style-name="T8">»</text:span></text:p>
      <text:p text:style-name="P1"/>
      <text:p text:style-name="P9">Pré-requis :</text:p>
      <text:list text:style-name="L1">
        <text:list-item>
          <text:p text:style-name="P42">JDK 1<text:span text:style-name="T9">7</text:span>+</text:p>
        </text:list-item>
        <text:list-item>
          <text:p text:style-name="P42">IDE (IntelliJIDEA, Eclipse, STS, VSCode)</text:p>
        </text:list-item>
      </text:list>
      <text:p text:style-name="P9"/>
      <text:p text:style-name="P9"/>
      <text:p text:style-name="P9">Support et énoncé des ateliers disponibles à : <text:span text:style-name="T4">https://github.com/dthibau/junit</text:span></text:p>
      <text:p text:style-name="P9">Solutions des ateliers disponibles à : <text:span text:style-name="T4">https://github.com/dthibau/junit-solutions</text:span></text:p>
      <text:p text:style-name="P2"/>
      <text:p text:style-name="P3"/>
      <text:list text:style-name="L2">
        <text:list-header>
          <text:p text:style-name="P43"/>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7"><text:a xlink:type="simple" xlink:href="#__RefHeading___Toc3526_630719253" text:style-name="Index_20_Link" text:visited-style-name="Index_20_Link">Atelier 1 : Concepts JUnit<text:tab/>3</text:a></text:p>
          <text:p text:style-name="P8"><text:a xlink:type="simple" xlink:href="#__RefHeading___Toc3528_630719253" text:style-name="Index_20_Link" text:visited-style-name="Index_20_Link">1.1 : Mise en place du projet<text:tab/>3</text:a></text:p>
          <text:p text:style-name="P8"><text:a xlink:type="simple" xlink:href="#__RefHeading___Toc3530_630719253" text:style-name="Index_20_Link" text:visited-style-name="Index_20_Link">1.2 : Premières méthodes de test<text:tab/>3</text:a></text:p>
          <text:p text:style-name="P8"><text:a xlink:type="simple" xlink:href="#__RefHeading___Toc3532_630719253" text:style-name="Index_20_Link" text:visited-style-name="Index_20_Link">1.3 : Approche TDD<text:tab/>3</text:a></text:p>
          <text:p text:style-name="P8"><text:a xlink:type="simple" xlink:href="#__RefHeading___Toc3534_630719253" text:style-name="Index_20_Link" text:visited-style-name="Index_20_Link">1.4 : Exécution Maven<text:tab/>4</text:a></text:p>
          <text:p text:style-name="P7"><text:a xlink:type="simple" xlink:href="#__RefHeading___Toc3536_630719253" text:style-name="Index_20_Link" text:visited-style-name="Index_20_Link">Atelier 2 : AssertJ<text:tab/>5</text:a></text:p>
          <text:p text:style-name="P8"><text:a xlink:type="simple" xlink:href="#__RefHeading___Toc3538_630719253" text:style-name="Index_20_Link" text:visited-style-name="Index_20_Link">2.1: Ajout de dépendance<text:tab/>5</text:a></text:p>
          <text:p text:style-name="P8"><text:a xlink:type="simple" xlink:href="#__RefHeading___Toc3540_630719253" text:style-name="Index_20_Link" text:visited-style-name="Index_20_Link">2.2: Matchers<text:tab/>5</text:a></text:p>
          <text:p text:style-name="P7"><text:a xlink:type="simple" xlink:href="#__RefHeading___Toc2831_829686820" text:style-name="Index_20_Link" text:visited-style-name="Index_20_Link">Atelier 3 : Mockito<text:tab/>6</text:a></text:p>
          <text:p text:style-name="P8"><text:a xlink:type="simple" xlink:href="#__RefHeading___Toc3542_630719253" text:style-name="Index_20_Link" text:visited-style-name="Index_20_Link">3.1: Ajout des dépendances<text:tab/>6</text:a></text:p>
          <text:p text:style-name="P8"><text:a xlink:type="simple" xlink:href="#__RefHeading___Toc3544_630719253" text:style-name="Index_20_Link" text:visited-style-name="Index_20_Link">3.2: Configuration de Mock<text:tab/>6</text:a></text:p>
          <text:p text:style-name="P8"><text:a xlink:type="simple" xlink:href="#__RefHeading___Toc3546_630719253" text:style-name="Index_20_Link" text:visited-style-name="Index_20_Link">3.3: Vérifications<text:tab/>6</text:a></text:p>
          <text:p text:style-name="P7"><text:a xlink:type="simple" xlink:href="#__RefHeading___Toc3548_630719253" text:style-name="Index_20_Link" text:visited-style-name="Index_20_Link">Atelier 4 : Compléments, tests paramétrés<text:tab/>7</text:a></text:p>
          <text:p text:style-name="P8"><text:a xlink:type="simple" xlink:href="#__RefHeading___Toc3550_630719253" text:style-name="Index_20_Link" text:visited-style-name="Index_20_Link">4.1: Tests paramétrés<text:tab/>7</text:a></text:p>
          <text:p text:style-name="P8"><text:a xlink:type="simple" xlink:href="#__RefHeading___Toc3552_630719253" text:style-name="Index_20_Link" text:visited-style-name="Index_20_Link">4.2 ParameterResolver<text:tab/>7</text:a></text:p>
          <text:p text:style-name="P7"><text:a xlink:type="simple" xlink:href="#__RefHeading___Toc3562_630719253" text:style-name="Index_20_Link" text:visited-style-name="Index_20_Link">Atelier 5 : Tests d’intégration avec SpringBoot<text:tab/>8</text:a></text:p>
          <text:p text:style-name="P8"><text:a xlink:type="simple" xlink:href="#__RefHeading___Toc3564_630719253" text:style-name="Index_20_Link" text:visited-style-name="Index_20_Link">5.1: Mise en place<text:tab/>8</text:a></text:p>
          <text:p text:style-name="P8"><text:a xlink:type="simple" xlink:href="#__RefHeading___Toc3566_630719253" text:style-name="Index_20_Link" text:visited-style-name="Index_20_Link">5.2 Tests auto-configurés<text:tab/>8</text:a></text:p>
          <text:p text:style-name="P7"><text:a xlink:type="simple" xlink:href="#__RefHeading___Toc3556_630719253" text:style-name="Index_20_Link" text:visited-style-name="Index_20_Link">Atelier 6 : Spring Cloud Contract<text:tab/>9</text:a></text:p>
          <text:p text:style-name="P8"><text:a xlink:type="simple" xlink:href="#__RefHeading___Toc3558_630719253" text:style-name="Index_20_Link" text:visited-style-name="Index_20_Link">6.1 Projet Producer<text:tab/>9</text:a></text:p>
          <text:p text:style-name="P8"><text:a xlink:type="simple" xlink:href="#__RefHeading___Toc3560_630719253" text:style-name="Index_20_Link" text:visited-style-name="Index_20_Link">6.2 Projet consumer<text:tab/>9</text:a></text:p>
          <text:p text:style-name="P7"><text:a xlink:type="simple" xlink:href="#__RefHeading___Toc3568_630719253" text:style-name="Index_20_Link" text:visited-style-name="Index_20_Link">Atelier 7 : Maven et CI<text:tab/>11</text:a></text:p>
          <text:p text:style-name="P8"><text:a xlink:type="simple" xlink:href="#__RefHeading___Toc3570_630719253" text:style-name="Index_20_Link" text:visited-style-name="Index_20_Link">7.1 Distinction unitaires et intégration<text:tab/>11</text:a></text:p>
          <text:p text:style-name="P8"><text:a xlink:type="simple" xlink:href="#__RefHeading___Toc3572_630719253" text:style-name="Index_20_Link" text:visited-style-name="Index_20_Link">7.2 Couverture des tests<text:tab/>11</text:a></text:p>
          <text:p text:style-name="P7"><text:a xlink:type="simple" xlink:href="#__RefHeading___Toc3554_630719253" text:style-name="Index_20_Link" text:visited-style-name="Index_20_Link">Atelier Optionnel : DBUnit<text:tab/>12</text:a></text:p>
          <text:p text:style-name="P7"><text:a xlink:type="simple" xlink:href="#__RefHeading___Toc2866_37227448" text:style-name="Index_20_Link" text:visited-style-name="Index_20_Link">Annexe : Arquilian<text:tab/>13</text:a></text:p>
          <text:p text:style-name="P34"><text:a xlink:type="simple" xlink:href="#__RefHeading___Toc2868_37227448" text:style-name="Index_20_Link" text:visited-style-name="Index_20_Link">Contexte<text:tab/>13</text:a></text:p>
        </text:index-body>
      </text:table-of-content>
      <text:h text:style-name="Heading_20_1" text:outline-level="1"><text:soft-page-break/></text:h>
      <text:h text:style-name="P39" text:outline-level="2"/>
      <text:h text:style-name="P35" text:outline-level="1"><text:bookmark-start text:name="__RefHeading___Toc3526_630719253"/><text:span text:style-name="T10">Atelier 1</text:span> : Concepts JUnit<text:bookmark-end text:name="__RefHeading___Toc3526_630719253"/></text:h>
      <text:p text:style-name="P13">Objectifs</text:p>
      <text:p text:style-name="Text_20_body">L'objectif de ce TP est de se familiariser avec les concepts de JUnit. En particulier, les notions de</text:p>
      <text:p text:style-name="P14">TestCase, de Fixture. Ensuite, l'approche XP est entrevue.</text:p>
      <text:p text:style-name="P14"/>
      <text:h text:style-name="Heading_20_2" text:outline-level="2"><text:bookmark-start text:name="__RefHeading___Toc3528_630719253"/>1.1 : Mise en place du projet<text:bookmark-end text:name="__RefHeading___Toc3528_630719253"/></text:h>
      <text:p text:style-name="Text_20_body">Créer un projet Maven et ajouter la dépendance suivante dans le <text:span text:style-name="T1">pom.xml</text:span></text:p>
      <text:p text:style-name="Code">&lt;dependency&gt;</text:p>
      <text:p text:style-name="Code"><text:s text:c="2"/>&lt;groupId&gt;org.junit.jupiter&lt;/groupId&gt;</text:p>
      <text:p text:style-name="Code"><text:s text:c="2"/>&lt;artifactId&gt;junit-jupiter&lt;/artifactId&gt;</text:p>
      <text:p text:style-name="Code"><text:s text:c="2"/>&lt;version&gt;5.<text:span text:style-name="T11">x</text:span>&lt;/version&gt;</text:p>
      <text:p text:style-name="Code"><text:s text:c="2"/>&lt;scope&gt;test&lt;/scope&gt;</text:p>
      <text:p text:style-name="Code">&lt;/dependency&gt;</text:p>
      <text:p text:style-name="Text_20_body">Récupérer la classe <text:span text:style-name="T1">org.formation.Money</text:span></text:p>
      <text:p text:style-name="P14"/>
      <text:h text:style-name="Heading_20_2" text:outline-level="2"><text:bookmark-start text:name="__RefHeading___Toc3530_630719253"/>1.2 : Premières méthodes de test<text:bookmark-end text:name="__RefHeading___Toc3530_630719253"/></text:h>
      <text:p text:style-name="Text_20_body">Nous disposons d'une classe Money qui comprend deux attributs : le montant (<text:span text:style-name="T4">amount</text:span>) et la</text:p>
      <text:p text:style-name="P15"><text:span text:style-name="T14">devise</text:span> (<text:span text:style-name="T4">currency</text:span>). </text:p>
      <text:p text:style-name="P15">Cette classe contient déjà une méthode permettant d'additionner deux objets de type Money.</text:p>
      <text:p text:style-name="Text_20_body">Nous proposons d'écrire les TestCase permettant de tester la méthode <text:span text:style-name="T4">add()</text:span> et la méthode <text:span text:style-name="T4">equals()</text:span></text:p>
      <text:list text:style-name="L3">
        <text:list-item>
          <text:p text:style-name="P44">Créer la classe MoneyTest.</text:p>
        </text:list-item>
        <text:list-item>
          <text:p text:style-name="P44">Implémenter les méthodes vous paraissant adéquates pour tester les différents cas de test</text:p>
        </text:list-item>
      </text:list>
      <text:p text:style-name="Text_20_body"/>
      <text:p text:style-name="P20">Tester dans l’IDE.</text:p>
      <text:p text:style-name="P20">Tester via Maven : </text:p>
      <text:p text:style-name="Code">mvn test</text:p>
      <text:p text:style-name="Text_20_body"/>
      <text:h text:style-name="Heading_20_2" text:outline-level="2"><text:bookmark-start text:name="__RefHeading___Toc3532_630719253"/>1.3 : Approche TDD<text:bookmark-end text:name="__RefHeading___Toc3532_630719253"/></text:h>
      <text:p text:style-name="Text_20_body">Jusqu'à maintenant, nous avions utilisé des sommes d'argent de même type.</text:p>
      <text:p text:style-name="Text_20_body">Pour additionner des sommes d'argent de monnaie différente, nous créons un nouvelle classe <text:span text:style-name="T4">MoneyBag</text:span> qui représente une collection de sommes d'argent de monnaies différentes.</text:p>
      <text:p text:style-name="Text_20_body">Les classes <text:span text:style-name="T4">Money</text:span> et <text:span text:style-name="T4">MoneyBag</text:span> implémentent l’interface <text:span text:style-name="T1">IMoney</text:span> qui spécifie une seule méthode :</text:p>
      <text:p text:style-name="Code"><text:soft-page-break/>IMoney add(IMoney money)</text:p>
      <text:p text:style-name="P21">Avant d’implémenter la méthode pour ces 2 classes, définir les différents cas de test et les implémenter dans une classe de test. </text:p>
      <text:p text:style-name="P21">Réfléchir à la notion de MoneyBag vide</text:p>
      <text:p text:style-name="Text_20_body">Procéder comme suit :</text:p>
      <text:list text:style-name="L4">
        <text:list-item>
          <text:p text:style-name="P45">Définir les fixtures nécessaires et les initialiser</text:p>
        </text:list-item>
        <text:list-item>
          <text:p text:style-name="P45">Écrire les méthodes de tests et s’assurer qu’elles échouent</text:p>
        </text:list-item>
        <text:list-item>
          <text:p text:style-name="P45">Implémenter la méthode <text:span text:style-name="T4">add()</text:span> de la classe Money, ré-exécuter les tests</text:p>
        </text:list-item>
        <text:list-item>
          <text:p text:style-name="P45">Implémenter la méthode <text:span text:style-name="T4">add()</text:span> de la classe MoneyBag et s’assurer que tous les tests passent</text:p>
        </text:list-item>
      </text:list>
      <text:h text:style-name="Heading_20_2" text:outline-level="2"><text:bookmark-start text:name="__RefHeading___Toc3534_630719253"/>1.4 : Exécution Maven<text:bookmark-end text:name="__RefHeading___Toc3534_630719253"/></text:h>
      <text:p text:style-name="Text_20_body">Quelle plugin et quelle version par défaut correspond à la phase maven test ?</text:p>
      <text:p text:style-name="P22">Exécuter via Maven et visualiser les résultats.</text:p>
      <text:p text:style-name="P22">Créer une suite de test <text:span text:style-name="T3">MoneySuiteTest</text:span><text:span text:style-name="T15"> :</text:span></text:p>
      <text:list text:style-name="L5">
        <text:list-item>
          <text:p text:style-name="P46">Qui affiche un libellé personnalisé</text:p>
        </text:list-item>
        <text:list-item>
          <text:p text:style-name="P46">Qui sélectionne tous les tests pré<text:span text:style-name="T16">c</text:span>édents</text:p>
        </text:list-item>
      </text:list>
      <text:p text:style-name="P12"><text:span text:style-name="T16">Vous allez avoir besoin de </text:span><text:span text:style-name="T2">org.junit.platform : junit-platform-suite</text:span><text:span text:style-name="T5"> ; </text:span><text:span text:style-name="T17">pour trouver le bon numéro de version, vous pouvez utiliser le BOM </text:span></text:p>
      <text:p text:style-name="Code">&lt;dependencyManagement&gt;<text:line-break/> <text:s text:c="3"/>&lt;dependencies&gt;<text:line-break/> <text:s text:c="7"/>&lt;dependency&gt;<text:line-break/> <text:s text:c="11"/>&lt;groupId&gt;org.junit&lt;/groupId&gt;<text:line-break/> <text:s text:c="11"/>&lt;artifactId&gt;junit-bom&lt;/artifactId&gt;<text:line-break/> <text:s text:c="11"/>&lt;version&gt;5.10.2&lt;/version&gt;<text:line-break/> <text:s text:c="11"/>&lt;type&gt;pom&lt;/type&gt;<text:line-break/> <text:s text:c="11"/>&lt;scope&gt;import&lt;/scope&gt;<text:line-break/> <text:s text:c="7"/>&lt;/dependency&gt;<text:line-break/> <text:s text:c="3"/>&lt;/dependencies&gt;<text:line-break/>&lt;/dependencyManagement&gt;</text:p>
      <text:p text:style-name="P11"><text:span text:style-name="T5"/></text:p>
      <text:p text:style-name="P10"/>
      <text:p text:style-name="P23">Réexécuter <text:span text:style-name="T4">mvn test</text:span> <text:span text:style-name="T16">et visualiser les rapports générés</text:span></text:p>
      <text:p text:style-name="Text_20_body"/>
      <text:h text:style-name="P35" text:outline-level="1"><text:bookmark-start text:name="__RefHeading___Toc3536_630719253"/><text:span text:style-name="T12">Atelier </text:span>2 : AssertJ<text:bookmark-end text:name="__RefHeading___Toc3536_630719253"/></text:h>
      <text:h text:style-name="Heading_20_2" text:outline-level="2"><text:bookmark-start text:name="__RefHeading___Toc3538_630719253"/>2.1: Ajout de dépendance<text:bookmark-end text:name="__RefHeading___Toc3538_630719253"/></text:h>
      <text:p text:style-name="P16">Ajouter la dépendance AssertJ dans le pom.xml</text:p>
      <text:p text:style-name="Code">&lt;dependency&gt;</text:p>
      <text:p text:style-name="Code"><text:s text:c="2"/>&lt;groupId&gt;org.assertj&lt;/groupId&gt;</text:p>
      <text:p text:style-name="Code"><text:s text:c="2"/>&lt;artifactId&gt;assertj-core&lt;/artifactId&gt;</text:p>
      <text:p text:style-name="Code"><text:s text:c="2"/>&lt;version&gt;3.<text:span text:style-name="T18">x</text:span>&lt;/version&gt;</text:p>
      <text:p text:style-name="Code"><text:s text:c="2"/>&lt;scope&gt;test&lt;/scope&gt;</text:p>
      <text:p text:style-name="Code">&lt;/dependency&gt;</text:p>
      <text:h text:style-name="Heading_20_2" text:outline-level="2"><text:bookmark-start text:name="__RefHeading___Toc3540_630719253"/>2.2: Matchers<text:bookmark-end text:name="__RefHeading___Toc3540_630719253"/></text:h>
      <text:p text:style-name="Text_20_body">Réécrire toutes les assertions avec des Matchers. Vous pouvez utiliser :</text:p>
      <text:list text:style-name="L6">
        <text:list-item>
          <text:p text:style-name="P47">Des contraintes sur le type</text:p>
        </text:list-item>
        <text:list-item>
          <text:p text:style-name="P47">Des contraintes sur des propriétés de JavaBean en utilisant la méthode <text:span text:style-name="T4">extracting</text:span></text:p>
        </text:list-item>
        <text:list-item>
          <text:p text:style-name="P48">Faire échouer des tests pour visualiser le reporting</text:p>
        </text:list-item>
      </text:list>
      <text:p text:style-name="P17"/>
      <text:h text:style-name="P35" text:outline-level="1"><text:bookmark-start text:name="__RefHeading___Toc2831_829686820"/><text:span text:style-name="T18">Atelier 3</text:span> : Mockito<text:bookmark-end text:name="__RefHeading___Toc2831_829686820"/></text:h>
      <text:h text:style-name="Heading_20_2" text:outline-level="2"><text:bookmark-start text:name="__RefHeading___Toc3542_630719253"/>3.1: Ajout des dépendances<text:bookmark-end text:name="__RefHeading___Toc3542_630719253"/></text:h>
      <text:p text:style-name="Text_20_body">Ajouter les dépendances mockito-core et les extensions JUnit5</text:p>
      <text:p text:style-name="Code">&lt;dependency&gt;</text:p>
      <text:p text:style-name="Code"><text:s text:c="2"/>&lt;groupId&gt;org.mockito&lt;/groupId&gt;</text:p>
      <text:p text:style-name="Code"><text:s text:c="2"/>&lt;artifactId&gt;mockito-core&lt;/artifactId&gt;</text:p>
      <text:p text:style-name="Code"><text:s text:c="2"/>&lt;version&gt;<text:span text:style-name="T19">5.x</text:span>/version&gt;</text:p>
      <text:p text:style-name="Code"><text:s text:c="2"/>&lt;scope&gt;test&lt;/scope&gt;</text:p>
      <text:p text:style-name="Code">&lt;/dependency&gt;</text:p>
      <text:p text:style-name="Code">&lt;dependency&gt;</text:p>
      <text:p text:style-name="Code"><text:s text:c="2"/>&lt;groupId&gt;org.mockito&lt;/groupId&gt;</text:p>
      <text:p text:style-name="Code"><text:s text:c="2"/>&lt;artifactId&gt;mockito-junit-jupiter&lt;/artifactId&gt;</text:p>
      <text:p text:style-name="Code"><text:s text:c="2"/>&lt;version&gt;<text:span text:style-name="T19">5.x</text:span>&lt;/version&gt;</text:p>
      <text:p text:style-name="Code"><text:s text:c="2"/>&lt;scope&gt;test&lt;/scope&gt;</text:p>
      <text:p text:style-name="Code">&lt;/dependency&gt;</text:p>
      <text:h text:style-name="Heading_20_2" text:outline-level="2"><text:bookmark-start text:name="__RefHeading___Toc3544_630719253"/>3.2: Configuration de Mock<text:bookmark-end text:name="__RefHeading___Toc3544_630719253"/></text:h>
      <text:p text:style-name="Text_20_body">Récupérer l’interface <text:span text:style-name="T1">org.formation.ConvertService</text:span> fournie</text:p>
      <text:p text:style-name="Text_20_body">En utilisant l’interface <text:span text:style-name="T1">ConvertService</text:span>, écrire les tests unitaires et l’implémentation de la méthode de MoneyBag</text:p>
      <text:p text:style-name="Code">public Money convertInto(String destinationCurrency)</text:p>
      <text:p text:style-name="Text_20_body">Cette méthode convertit toutes les monnaies d’un porte monnaie dans une devise donnée.</text:p>
      <text:p text:style-name="Text_20_body">Effectuer les tests avec :</text:p>
      <text:list text:style-name="L7">
        <text:list-item>
          <text:p text:style-name="P49">Un MoneyBag contenant 2 devises différentes de la devise cible</text:p>
        </text:list-item>
        <text:list-item>
          <text:p text:style-name="P49">Un MoneyBag contenant 2 devises dont une est la devise cible</text:p>
        </text:list-item>
        <text:list-item>
          <text:p text:style-name="P49">Un MoneyBag vide</text:p>
        </text:list-item>
      </text:list>
      <text:p text:style-name="Text_20_body"/>
      <text:h text:style-name="Heading_20_2" text:outline-level="2"><text:bookmark-start text:name="__RefHeading___Toc3546_630719253"/>3.3: Vérifications<text:bookmark-end text:name="__RefHeading___Toc3546_630719253"/></text:h>
      <text:p text:style-name="P16">Utiliser la méthode <text:span text:style-name="T1">verify()</text:span> pour vérifier les appels à <text:span text:style-name="T4">ConvertService</text:span> (nombre et arguments)</text:p>
      <text:p text:style-name="P16"/>
      <text:p text:style-name="P16"/>
      <text:h text:style-name="P35" text:outline-level="1"><text:bookmark-start text:name="__RefHeading___Toc3548_630719253"/><text:span text:style-name="T12">Atelier </text:span>4 : Compléments, tests paramétrés<text:bookmark-end text:name="__RefHeading___Toc3548_630719253"/></text:h>
      <text:p text:style-name="Text_20_body"/>
      <text:h text:style-name="Heading_20_2" text:outline-level="2"><text:bookmark-start text:name="__RefHeading___Toc3550_630719253"/>4.1: Tests paramétrés<text:bookmark-end text:name="__RefHeading___Toc3550_630719253"/></text:h>
      <text:p text:style-name="Text_20_body">Réécrire les tests de la méthode <text:span text:style-name="T4">convertInto</text:span> de MoneyBag sous forme de tests paramétrés</text:p>
      <text:h text:style-name="Heading_20_2" text:outline-level="2"><text:bookmark-start text:name="__RefHeading___Toc3552_630719253"/>4.2 ParameterResolver<text:bookmark-end text:name="__RefHeading___Toc3552_630719253"/></text:h>
      <text:p text:style-name="Text_20_body">Reprendre la classe <text:span text:style-name="T4">org.formation.validator.CurrencyValidator</text:span></text:p>
      <text:p text:style-name="Text_20_body">Écrire une méthode de test prenant en paramètre une String</text:p>
      <text:p text:style-name="Text_20_body">Injecter plusieurs valeurs invalides dans la méthode via l’annotation <text:span text:style-name="T4">@RepeatedTest</text:span> et l’extension <text:span text:style-name="T4">ParameterResolver</text:span></text:p>
      <text:p text:style-name="P16">Effectuer les bonnes assertions</text:p>
      <text:p text:style-name="P16"/>
      <text:p text:style-name="P16"/>
      <text:h text:style-name="P35" text:outline-level="1"><text:bookmark-start text:name="__RefHeading___Toc3562_630719253"/><text:span text:style-name="T13">Atelier </text:span><text:span text:style-name="T20">5</text:span> : <text:span text:style-name="T21">Tests d’intégration avec </text:span>SpringBoot<text:bookmark-end text:name="__RefHeading___Toc3562_630719253"/></text:h>
      <text:h text:style-name="Heading_20_2" text:outline-level="2"><text:bookmark-start text:name="__RefHeading___Toc3564_630719253"/><text:span text:style-name="T20">5</text:span>.1: Mise en place<text:bookmark-end text:name="__RefHeading___Toc3564_630719253"/></text:h>
      <text:p text:style-name="Text_20_body">Importer le projet Maven fourni. Ce projet utilise la librairie Lombok.</text:p>
      <text:p text:style-name="Text_20_body">Le projet est une application web développée avec SpringBoot, offrant 3 principaux point d’accès :</text:p>
      <text:list text:style-name="L8">
        <text:list-item>
          <text:p text:style-name="P50">http://localhost:8080 : Application web</text:p>
        </text:list-item>
        <text:list-item>
          <text:p text:style-name="P50">http://localhost:8080/swagger-ui.html : Documentation REST API</text:p>
        </text:list-item>
        <text:list-item>
          <text:p text:style-name="P50">http://localhost:8080/actuator : Urls de monitoring</text:p>
        </text:list-item>
      </text:list>
      <text:p text:style-name="Text_20_body">L’application est sécurisée (Sécurité stateful pour l’application Web ou stateless/JWT pour l’API Rest). Les utilisateurs sont définis dans le fichiers <text:span text:style-name="T4">src/main/resources/users.csv</text:span></text:p>
      <text:p text:style-name="Text_20_body">L’application utilise SpringData pour accéder à une base de données relationnelles.</text:p>
      <text:p text:style-name="Text_20_body">L’implémentation utilisée est une base embarquée h2. Dans ce cas, SpringBoot configure automatiquement Hibernate afin qu’il crée et initialise la base à chaque démarrage de l’application.</text:p>
      <text:h text:style-name="Heading_20_2" text:outline-level="2"><text:bookmark-start text:name="__RefHeading___Toc3566_630719253"/><text:span text:style-name="T20">5</text:span>.2 Tests auto-configurés<text:bookmark-end text:name="__RefHeading___Toc3566_630719253"/></text:h>
      <text:p text:style-name="Text_20_body">A chaque mise en place des tests, il est conseillé de se faire injecter le contexte applicatif Spring</text:p>
      <text:p text:style-name="Text_20_body">(ApplicationContext) afin de pouvoir inspecter les beans configurés.</text:p>
      <text:p text:style-name="Text_20_body"/>
      <text:p text:style-name="P4">@DataJpaTest</text:p>
      <text:p text:style-name="Text_20_body">Ecrire une classe de test vérifiant le bon fonctionnement de la méthode</text:p>
      <text:p text:style-name="Text_20_body">Optional&lt;Fournisseur&gt; findByReference(String reference);</text:p>
      <text:p text:style-name="P4">@JsonTest</text:p>
      <text:p text:style-name="Text_20_body">Ecrire une classe de test vérifiant le bon fonctionnement de la sérialisation/désérialisation de la</text:p>
      <text:p text:style-name="Text_20_body">classe Produit</text:p>
      <text:p text:style-name="P4">@WebMVCTest</text:p>
      <text:p text:style-name="Text_20_body">Utiliser @WebMVCTest pour tester une méthode de ProduitRestController en utilisant un mockMVC</text:p>
      <text:p text:style-name="P18">Utiliser les annotations <text:span text:style-name="T1">@WithMockUser</text:span> pour contourner la sécurité</text:p>
      <text:p text:style-name="P18"/>
      <text:p text:style-name="P19">Écrire un test d’intégration complet</text:p>
      <text:p text:style-name="P18"/>
      <text:p text:style-name="P18"/>
      <text:h text:style-name="P36" text:outline-level="1"><text:bookmark-start text:name="__RefHeading___Toc3556_630719253"/><text:span text:style-name="T12">Atelier </text:span><text:span text:style-name="T20">6</text:span><text:span text:style-name="T12"> </text:span>: Spring Cloud Contract<text:bookmark-end text:name="__RefHeading___Toc3556_630719253"/></text:h>
      <text:p text:style-name="P27">Reprise de https://www.baeldung.com/spring-cloud-contract</text:p>
      <text:p text:style-name="P27">Récupérer les 2 projets <text:span text:style-name="T1">producer</text:span> et <text:span text:style-name="T1">consumer</text:span>, vérifier qu’ils démarrent correctement et regarder les classes contrôleurs.</text:p>
      <text:h text:style-name="P40" text:outline-level="2"><text:bookmark-start text:name="__RefHeading___Toc3558_630719253"/><text:span text:style-name="T20">6</text:span>.1 Projet Producer<text:bookmark-end text:name="__RefHeading___Toc3558_630719253"/></text:h>
      <text:p text:style-name="P27">Dans le projet <text:span text:style-name="T4">producer</text:span>,</text:p>
      <text:p text:style-name="P27">Ajouter les dépendances suivantes :</text:p>
      <text:p text:style-name="P26">&lt;dependency&gt;</text:p>
      <text:p text:style-name="P26"><text:s text:c="2"/>&lt;groupId&gt;org.springframework.cloud&lt;/groupId&gt;</text:p>
      <text:p text:style-name="P26"><text:s text:c="2"/>&lt;artifactId&gt;spring-cloud-starter-contract-verifier&lt;/artifactId&gt;</text:p>
      <text:p text:style-name="P26"><text:s text:c="2"/>&lt;version&gt;4.0.4&lt;/version&gt;</text:p>
      <text:p text:style-name="P26"><text:s text:c="2"/>&lt;scope&gt;test&lt;/scope&gt;</text:p>
      <text:p text:style-name="P26">&lt;/dependency&gt;</text:p>
      <text:p text:style-name="P27">Et configurer le plugin :</text:p>
      <text:p text:style-name="P26">&lt;plugin&gt;</text:p>
      <text:p text:style-name="P26">&lt;groupId&gt;org.springframework.cloud&lt;/groupId&gt;</text:p>
      <text:p text:style-name="P26">&lt;artifactId&gt;spring-cloud-contract-maven-plugin&lt;/artifactId&gt;</text:p>
      <text:p text:style-name="P26">&lt;version&gt;4.0.4&lt;/version&gt;</text:p>
      <text:p text:style-name="P26">&lt;extensions&gt;true&lt;/extensions&gt;</text:p>
      <text:p text:style-name="P26">&lt;configuration&gt;</text:p>
      <text:p text:style-name="P26">&lt;baseClassForTests&gt;</text:p>
      <text:p text:style-name="P26"><text:s text:c="2"/>org.formation.BaseTestClass</text:p>
      <text:p text:style-name="P26">&lt;/baseClassForTests&gt;</text:p>
      <text:p text:style-name="P26">&lt;/configuration&gt;</text:p>
      <text:p text:style-name="P26">&lt;/plugin&gt;</text:p>
      <text:list text:style-name="L9">
        <text:list-item>
          <text:p text:style-name="P51">Récupérer le contrat et la classe de base.</text:p>
        </text:list-item>
        <text:list-item>
          <text:p text:style-name="P51">Exécuter les tests</text:p>
        </text:list-item>
        <text:list-item>
          <text:p text:style-name="P51">Installer le projet producer</text:p>
        </text:list-item>
      </text:list>
      <text:p text:style-name="P27"/>
      <text:h text:style-name="P40" text:outline-level="2"><text:bookmark-start text:name="__RefHeading___Toc3560_630719253"/><text:span text:style-name="T20">6</text:span>.2 Projet consumer<text:bookmark-end text:name="__RefHeading___Toc3560_630719253"/></text:h>
      <text:p text:style-name="P27">Dans le projet consumer</text:p>
      <text:p text:style-name="P27"><text:soft-page-break/>Ajouter les dépendances suivantes :</text:p>
      <text:p text:style-name="P26">&lt;dependency&gt;</text:p>
      <text:p text:style-name="P26"><text:s text:c="2"/>&lt;groupId&gt;org.springframework.cloud&lt;/groupId&gt;</text:p>
      <text:p text:style-name="P26"><text:s text:c="2"/>&lt;artifactId&gt;spring-cloud-contract-wiremock&lt;/artifactId&gt;</text:p>
      <text:p text:style-name="P26"><text:s text:c="2"/>&lt;version&gt;4.0.4&lt;/version&gt;</text:p>
      <text:p text:style-name="P26"><text:s text:c="2"/>&lt;scope&gt;test&lt;/scope&gt;</text:p>
      <text:p text:style-name="P26">&lt;/dependency&gt;</text:p>
      <text:p text:style-name="P26">&lt;dependency&gt;</text:p>
      <text:p text:style-name="P26"><text:s text:c="2"/>&lt;groupId&gt;org.springframework.cloud&lt;/groupId&gt;</text:p>
      <text:p text:style-name="P26"><text:s text:c="2"/>&lt;artifactId&gt;spring-cloud-contract-stub-runner&lt;/artifactId&gt;</text:p>
      <text:p text:style-name="P26"><text:s text:c="2"/>&lt;version&gt;4.0.4&lt;/version&gt;</text:p>
      <text:p text:style-name="P26"><text:s text:c="2"/>&lt;scope&gt;test&lt;/scope&gt;</text:p>
      <text:p text:style-name="P26">&lt;/dependency&gt;</text:p>
      <text:p text:style-name="P27">Et exécuter la classe de test fournie</text:p>
      <text:p text:style-name="P27"/>
      <text:p text:style-name="P27"/>
      <text:h text:style-name="P37" text:outline-level="1"/>
      <text:h text:style-name="P35" text:outline-level="1"><text:bookmark-start text:name="__RefHeading___Toc3568_630719253"/><text:span text:style-name="T13">Atelier </text:span>7 : Maven et CI<text:bookmark-end text:name="__RefHeading___Toc3568_630719253"/></text:h>
      <text:h text:style-name="Heading_20_2" text:outline-level="2"><text:bookmark-start text:name="__RefHeading___Toc3570_630719253"/>7.1 Distinction unitaires et intégration<text:bookmark-end text:name="__RefHeading___Toc3570_630719253"/></text:h>
      <text:p text:style-name="Text_20_body">Sur le projet précédent, mettre en place une configuration Maven afin que les tests de la couche</text:p>
      <text:p text:style-name="Text_20_body">controller soit effectué dans la phase d’intégration.</text:p>
      <text:h text:style-name="Heading_20_2" text:outline-level="2"><text:bookmark-start text:name="__RefHeading___Toc3572_630719253"/>7.2 Couverture des tests<text:bookmark-end text:name="__RefHeading___Toc3572_630719253"/></text:h>
      <text:p text:style-name="Text_20_body">Mettre en place JaCoCo et visualiser les rapports</text:p>
      <text:p text:style-name="Text_20_body"/>
      <text:h text:style-name="P38" text:outline-level="1"><text:bookmark-start text:name="__RefHeading___Toc3554_630719253"/><text:span text:style-name="T12">Atelier Optionnel</text:span> : DBUnit<text:bookmark-end text:name="__RefHeading___Toc3554_630719253"/></text:h>
      <text:p text:style-name="P6">Créer un projet Maven avec les dépendances sur h2 et DBUnit :</text:p>
      <text:p text:style-name="P5">&lt;dependency&gt;</text:p>
      <text:p text:style-name="P5"><text:s text:c="2"/>&lt;groupId&gt;org.dbunit&lt;/groupId&gt;</text:p>
      <text:p text:style-name="P5"><text:s text:c="2"/>&lt;artifactId&gt;dbunit&lt;/artifactId&gt;</text:p>
      <text:p text:style-name="P5"><text:s text:c="2"/>&lt;version&gt;2.7.0&lt;/version&gt;</text:p>
      <text:p text:style-name="P5"><text:s text:c="2"/>&lt;scope&gt;test&lt;/scope&gt;</text:p>
      <text:p text:style-name="P5">&lt;/dependency&gt;</text:p>
      <text:p text:style-name="P5">&lt;dependency&gt;</text:p>
      <text:p text:style-name="P5"><text:s text:c="2"/>&lt;groupId&gt;com.h2database&lt;/groupId&gt;</text:p>
      <text:p text:style-name="P5"><text:s text:c="2"/>&lt;artifactId&gt;h2&lt;/artifactId&gt;</text:p>
      <text:p text:style-name="P5"><text:s text:c="2"/>&lt;version&gt;1.4.200&lt;/version&gt;</text:p>
      <text:p text:style-name="P5"><text:s text:c="2"/>&lt;scope&gt;test&lt;/scope&gt;</text:p>
      <text:p text:style-name="P5">&lt;/dependency&gt;</text:p>
      <text:list text:style-name="L10">
        <text:list-item>
          <text:p text:style-name="P52">Visualisez le script de création de schéma fourni : schema.sql</text:p>
        </text:list-item>
        <text:list-item>
          <text:p text:style-name="P52">Mettre en place un jeu de données remplissant les tables fournisseur et produit</text:p>
        </text:list-item>
        <text:list-item>
          <text:p text:style-name="P52">Mettre en place une première méthode de test qui vérifie qu’à l’exécution la table fournisseur est bien identique à celle du dataset original.</text:p>
        </text:list-item>
        <text:list-item>
          <text:p text:style-name="P52">Écrire une méthode de test qui charge un DataSet attendu, insère un nouveau fournisseur en appelant la classe fournie FournisseurDao et vérifie que le dataset réel est bien identique au dataset attendu</text:p>
        </text:list-item>
      </text:list>
      <text:p text:style-name="P6"/>
      <text:p text:style-name="P54"/>
      <text:h text:style-name="P35" text:outline-level="1"><text:bookmark-start text:name="__RefHeading___Toc2866_37227448"/>Annexe : Arquilian<text:bookmark-end text:name="__RefHeading___Toc2866_37227448"/></text:h>
      <text:p text:style-name="P54"/>
      <text:h text:style-name="P41" text:outline-level="3"><text:bookmark-start text:name="__RefHeading___Toc2868_37227448"/>Contexte<text:bookmark-end text:name="__RefHeading___Toc2868_37227448"/></text:h>
      <text:p text:style-name="P55"><text:span text:style-name="T22">Création d’un </text:span>micro-service de test nommé <text:span text:style-name="Strong_20_Emphasis">arquillian-tutorial</text:span>, dans lequel un bean CDI (appelé <text:span text:style-name="Source_20_Text">Greeter</text:span>) fournira un message de salutation. </text:p>
      <text:p text:style-name="P55"><text:span text:style-name="T22">Le bean va être testé </text:span>en utilisant Arquillian, afin de simuler un environnement CDI « réel », même dans un conteneur embarqué, plutôt qu’un simple test unitaire.</text:p>
      <text:p text:style-name="P55"/>
      <text:p text:style-name="P56">Création du projet :</text:p>
      <text:p text:style-name="Code">mvn archetype:generate -DarchetypeGroupId=net.avh4.mvn.archetype \</text:p>
      <text:p text:style-name="Code"><text:s text:c="2"/>-DarchetypeArtifactId=java-1.6-archetype</text:p>
      <text:list text:style-name="L15">
        <text:list-item>
          <text:p text:style-name="P28"><text:span text:style-name="T23">groupId : </text:span><text:span text:style-name="Source_20_Text"><text:span text:style-name="T23">org.arquillian.example</text:span></text:span></text:p>
        </text:list-item>
      </text:list>
      <text:list text:style-name="L12">
        <text:list-item>
          <text:p text:style-name="P29">artifactId : <text:span text:style-name="Source_20_Text">arquillian-tutorial</text:span></text:p>
        </text:list-item>
      </text:list>
      <text:list text:style-name="L13">
        <text:list-item>
          <text:p text:style-name="P30">version : (laissez la valeur par défaut sauf indication)</text:p>
        </text:list-item>
      </text:list>
      <text:list text:style-name="L14">
        <text:list-item>
          <text:p text:style-name="P31">package : <text:span text:style-name="Source_20_Text">org.arquillian.example</text:span></text:p>
        </text:list-item>
      </text:list>
      <text:p text:style-name="Text_20_body"><text:span text:style-name="Source_20_Text"/></text:p>
      <text:p text:style-name="Text_20_body"><text:span text:style-name="Source_20_Text"><text:span text:style-name="T27">Ouvrir le projet dans l’IDE et visualiser le pom.xml, passer en java 1.8 au minimum.</text:span></text:span></text:p>
      <text:p text:style-name="P57"><text:span text:style-name="Source_20_Text"/></text:p>
      <text:p text:style-name="P58"><text:span text:style-name="Source_20_Text"><text:span text:style-name="T28">Ajouter l’API Java EE :</text:span></text:span></text:p>
      <text:p text:style-name="Code"><text:span text:style-name="Source_20_Text">&lt;dependency&gt;</text:span></text:p>
      <text:p text:style-name="Code"><text:span text:style-name="Source_20_Text"><text:s text:c="2"/>&lt;groupId&gt;org.jboss.spec&lt;/groupId&gt;</text:span></text:p>
      <text:p text:style-name="Code"><text:span text:style-name="Source_20_Text"><text:s text:c="2"/>&lt;artifactId&gt;jboss-javaee-7.0&lt;/artifactId&gt;</text:span></text:p>
      <text:p text:style-name="Code"><text:span text:style-name="Source_20_Text"><text:s text:c="2"/>&lt;version&gt;1.0.3.Final&lt;/version&gt;</text:span></text:p>
      <text:p text:style-name="Code"><text:span text:style-name="Source_20_Text"><text:s text:c="2"/>&lt;type&gt;pom&lt;/type&gt;</text:span></text:p>
      <text:p text:style-name="Code"><text:span text:style-name="Source_20_Text"><text:s text:c="2"/>&lt;scope&gt;provided&lt;/scope&gt;</text:span></text:p>
      <text:p text:style-name="Code"><text:span text:style-name="Source_20_Text">&lt;/dependency&gt;</text:span></text:p>
      <text:p text:style-name="Code"><text:span text:style-name="Source_20_Text"/></text:p>
      <text:p text:style-name="P61"><text:span text:style-name="Source_20_Text"><text:span text:style-name="T29">Ainsi que l’outillage de test :</text:span></text:span></text:p>
      <text:p text:style-name="Code"><text:span text:style-name="Source_20_Text"><text:line-break/>&lt;dependencyManagement&gt;</text:span></text:p>
      <text:p text:style-name="Code"><text:span text:style-name="Source_20_Text"><text:s text:c="2"/>&lt;dependencies&gt;</text:span></text:p>
      <text:p text:style-name="Code"><text:span text:style-name="Source_20_Text"><text:s text:c="4"/>&lt;dependency&gt;</text:span></text:p>
      <text:p text:style-name="Code"><text:span text:style-name="Source_20_Text"><text:s text:c="6"/>&lt;groupId&gt;org.jboss.arquillian&lt;/groupId&gt;</text:span></text:p>
      <text:p text:style-name="Code"><text:soft-page-break/><text:span text:style-name="Source_20_Text"><text:s text:c="6"/>&lt;artifactId&gt;arquillian-bom&lt;/artifactId&gt;</text:span></text:p>
      <text:p text:style-name="Code"><text:span text:style-name="Source_20_Text"><text:s text:c="6"/>&lt;version&gt;1.4.0.Final&lt;/version&gt;</text:span></text:p>
      <text:p text:style-name="Code"><text:span text:style-name="Source_20_Text"><text:s text:c="6"/>&lt;scope&gt;import&lt;/scope&gt;</text:span></text:p>
      <text:p text:style-name="Code"><text:span text:style-name="Source_20_Text"><text:s text:c="6"/>&lt;type&gt;pom&lt;/type&gt;</text:span></text:p>
      <text:p text:style-name="Code"><text:span text:style-name="Source_20_Text"><text:s text:c="4"/>&lt;/dependency&gt;</text:span></text:p>
      <text:p text:style-name="Code"><text:span text:style-name="Source_20_Text"><text:s text:c="2"/>&lt;/dependencies&gt;</text:span></text:p>
      <text:p text:style-name="Code"><text:span text:style-name="Source_20_Text">&lt;/dependencyManagement&gt;</text:span></text:p>
      <text:p text:style-name="Code"><text:span text:style-name="Source_20_Text"/></text:p>
      <text:p text:style-name="Code"><text:span text:style-name="Source_20_Text">&lt;dependency&gt;</text:span></text:p>
      <text:p text:style-name="Code"><text:span text:style-name="Source_20_Text"><text:s text:c="2"/>&lt;groupId&gt;org.jboss.arquillian.junit&lt;/groupId&gt;</text:span></text:p>
      <text:p text:style-name="Code"><text:span text:style-name="Source_20_Text"><text:s text:c="2"/>&lt;artifactId&gt;arquillian-junit-container&lt;/artifactId&gt;</text:span></text:p>
      <text:p text:style-name="Code"><text:span text:style-name="Source_20_Text"><text:s text:c="2"/>&lt;scope&gt;test&lt;/scope&gt;</text:span></text:p>
      <text:p text:style-name="Code"><text:span text:style-name="Source_20_Text">&lt;/dependency&gt;</text:span></text:p>
      <text:p text:style-name="Code"><text:span text:style-name="Source_20_Text"/></text:p>
      <text:p text:style-name="P58"><text:span text:style-name="Source_20_Text"><text:span text:style-name="T27">Dans src/main/java/org/arquillian/example/, créez un fichier Greeter.java</text:span></text:span></text:p>
      <text:p text:style-name="P58"><text:span text:style-name="Source_20_Text"/></text:p>
      <text:p text:style-name="Code"><text:span text:style-name="Source_20_Text">package org.arquillian.example;</text:span></text:p>
      <text:p text:style-name="Code"><text:span text:style-name="Source_20_Text"/></text:p>
      <text:p text:style-name="Code"><text:span text:style-name="Source_20_Text">import java.io.PrintStream;</text:span></text:p>
      <text:p text:style-name="Code"><text:span text:style-name="Source_20_Text"/></text:p>
      <text:p text:style-name="Code"><text:span text:style-name="Source_20_Text">/**</text:span></text:p>
      <text:p text:style-name="Code"><text:span text:style-name="Source_20_Text"><text:s/>* Un composant pour créer des salutations personnalisées.</text:span></text:p>
      <text:p text:style-name="Code"><text:span text:style-name="Source_20_Text"><text:s/>*/</text:span></text:p>
      <text:p text:style-name="Code"><text:span text:style-name="Source_20_Text">public class Greeter {</text:span></text:p>
      <text:p text:style-name="Code"><text:span text:style-name="Source_20_Text"><text:s text:c="4"/>public void greet(PrintStream to, String name) {</text:span></text:p>
      <text:p text:style-name="Code"><text:span text:style-name="Source_20_Text"><text:s text:c="8"/>to.println(createGreeting(name));</text:span></text:p>
      <text:p text:style-name="Code"><text:span text:style-name="Source_20_Text"><text:s text:c="4"/>}</text:span></text:p>
      <text:p text:style-name="Code"><text:span text:style-name="Source_20_Text"/></text:p>
      <text:p text:style-name="Code"><text:span text:style-name="Source_20_Text"><text:s text:c="4"/>public String createGreeting(String name) {</text:span></text:p>
      <text:p text:style-name="Code"><text:span text:style-name="Source_20_Text"><text:s text:c="8"/>return "Hello, " + name + "!";</text:span></text:p>
      <text:p text:style-name="Code"><text:soft-page-break/><text:span text:style-name="Source_20_Text"><text:s text:c="4"/>}</text:span></text:p>
      <text:p text:style-name="Code"><text:span text:style-name="Source_20_Text">}</text:span></text:p>
      <text:p text:style-name="Code"><text:span text:style-name="Source_20_Text"/></text:p>
      <text:p text:style-name="Code"><text:span text:style-name="Source_20_Text"/></text:p>
      <text:p text:style-name="P56"/>
      <text:p text:style-name="P54"/>
      <text:p text:style-name="P60">Ecrire un test Arquilian :</text:p>
      <text:p text:style-name="Code">package org.arquillian.example;</text:p>
      <text:p text:style-name="Code"/>
      <text:p text:style-name="Code">import javax.inject.Inject;</text:p>
      <text:p text:style-name="Code">import org.jboss.arquillian.container.test.api.Deployment;</text:p>
      <text:p text:style-name="Code">import org.jboss.arquillian.junit.Arquillian;</text:p>
      <text:p text:style-name="Code">import org.jboss.shrinkwrap.api.ShrinkWrap;</text:p>
      <text:p text:style-name="Code">import org.jboss.shrinkwrap.api.asset.EmptyAsset;</text:p>
      <text:p text:style-name="Code">import org.jboss.shrinkwrap.api.spec.JavaArchive;</text:p>
      <text:p text:style-name="Code">import org.junit.Assert;</text:p>
      <text:p text:style-name="Code">import org.junit.Test;</text:p>
      <text:p text:style-name="Code">import org.junit.runner.RunWith;</text:p>
      <text:p text:style-name="Code"/>
      <text:p text:style-name="Code">@RunWith(Arquillian.class)</text:p>
      <text:p text:style-name="Code">public class GreeterTest {</text:p>
      <text:p text:style-name="Code"><text:s text:c="4"/>@Deployment</text:p>
      <text:p text:style-name="Code"><text:s text:c="4"/>public static JavaArchive createDeployment() {</text:p>
      <text:p text:style-name="Code"><text:s text:c="8"/>return ShrinkWrap.create(JavaArchive.class)</text:p>
      <text:p text:style-name="Code"><text:s text:c="10"/>.addClass(Greeter.class)</text:p>
      <text:p text:style-name="Code"><text:s text:c="10"/>.addAsManifestResource(EmptyAsset.INSTANCE, "beans.xml");</text:p>
      <text:p text:style-name="Code"><text:s text:c="4"/>}</text:p>
      <text:p text:style-name="Code"/>
      <text:p text:style-name="Code"><text:s text:c="4"/>@Inject</text:p>
      <text:p text:style-name="Code"><text:s text:c="4"/>Greeter greeter;</text:p>
      <text:p text:style-name="Code"><text:soft-page-break/></text:p>
      <text:p text:style-name="Code"><text:s text:c="4"/>@Test</text:p>
      <text:p text:style-name="Code"><text:s text:c="4"/>public void should_create_greeting() {</text:p>
      <text:p text:style-name="Code"><text:s text:c="8"/>Assert.assertEquals("Hello, Earthling!",</text:p>
      <text:p text:style-name="Code"><text:s text:c="12"/>greeter.createGreeting("Earthling"));</text:p>
      <text:p text:style-name="Code"><text:s text:c="8"/>greeter.greet(System.out, "Earthling");</text:p>
      <text:p text:style-name="Code"><text:s text:c="4"/>}</text:p>
      <text:p text:style-name="Code">}</text:p>
      <text:p text:style-name="Code"/>
      <text:p text:style-name="P59"><text:span text:style-name="T26">Lancer le test et vérifier que CDI est bien activé (</text:span><text:span text:style-name="Source_20_Text">beans.xml</text:span> et que l’injection <text:span text:style-name="Source_20_Text">@Inject</text:span> est utilisée<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Gill Sans MT" svg:font-family="'Gill Sans MT'" style:font-family-generic="system"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color="#000000" loext:opacity="100%" fo:font-size="10.5pt" fo:font-style="italic" style:text-underline-style="solid" style:text-underline-width="auto" style:text-underline-color="font-color" fo:font-weight="normal"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mande" style:family="paragraph" style:parent-style-name="Preformatted_20_Text">
      <style:paragraph-properties fo:margin-top="0cm" fo:margin-bottom="0.3cm" style:contextual-spacing="false"/>
      <style:text-properties fo:font-weight="bold"/>
    </style:style>
    <style:style style:name="Style_20_de_20_dessin_20_par_20_défaut" style:display-name="Style de dessin par défaut"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Standard_7e_LT_7e_Untertitel" style:display-name="Standard~LT~Untertitel" style:family="paragraph">
      <style:paragraph-properties fo:margin-left="0.953cm" fo:margin-top="0cm" fo:margin-bottom="0cm" style:contextual-spacing="false" fo:line-height="95%" fo:text-align="center"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Notizen" style:display-name="Standard~LT~Notizen"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7e_LT_7e_Hintergrundobjekte" style:display-name="Standard~LT~Hintergrundobjekte"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Standard_7e_LT_7e_Hintergrund" style:display-name="Standard~LT~Hintergrund" style:family="paragraph">
      <style:paragraph-properties fo:text-align="center" style:justify-single-word="false"/>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default" style:family="paragraph">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Arrière-plan" style:family="paragraph">
      <style:paragraph-properties fo:text-align="center" style:justify-single-word="false"/>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Notes"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Plan_20_1" style:display-name="Plan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Plan_20_2" style:display-name="Plan 2" style:family="paragraph" style:parent-style-name="Plan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fo:line-height="95%"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e_20_source" style:display-name="Texte source" style:family="paragraph">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Lien_20_Internet" style:display-name="Lien Internet" style:family="paragraph">
      <style:text-properties fo:color="#000080" loext:opacity="100%" style:font-name="Times New Roman1"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Caractères_20_de_20_numérotation" style:display-name="Caractères de numérotation"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Hintergrund" style:display-name="Standard 2~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Hintergrundobjekte" style:display-name="Standard 2~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Notizen" style:display-name="Standard 2~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Titel" style:display-name="Standard 2~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9" style:display-name="Standard 2~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8" style:display-name="Standard 2~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7" style:display-name="Standard 2~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6" style:display-name="Standard 2~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5" style:display-name="Standard 2~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4" style:display-name="Standard 2~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3" style:display-name="Standard 2~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2" style:display-name="Standard 2~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1" style:display-name="Standard 2~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_5f_1" style:display-name="Standard_1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 style:display-name="Standard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Hintergrund" style:display-name="Blank Slide~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Hintergrundobjekte" style:display-name="Blank Slide~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Notizen" style:display-name="Blank Slide~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Titel" style:display-name="Blank Slide~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9" style:display-name="Blank Slide~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8" style:display-name="Blank Slide~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7" style:display-name="Blank Slide~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6" style:display-name="Blank Slide~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5" style:display-name="Blank Slide~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4" style:display-name="Blank Slide~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3" style:display-name="Blank Slide~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2" style:display-name="Blank Slide~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1" style:display-name="Blank Slide~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Citations"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 style:display-name="Standard 1~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objekte" style:display-name="Standard 1~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Notizen" style:display-name="Standard 1~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Titel" style:display-name="Standard 1~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9" style:display-name="Standard 1~LT~Gliederung 9"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8" style:display-name="Standard 1~LT~Gliederung 8"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7" style:display-name="Standard 1~LT~Gliederung 7"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6" style:display-name="Standard 1~LT~Gliederung 6"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5" style:display-name="Standard 1~LT~Gliederung 5"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4" style:display-name="Standard 1~LT~Gliederung 4" style:family="paragraph">
      <style:paragraph-properties fo:margin-top="0cm" fo:margin-bottom="0.3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3" style:display-name="Standard 1~LT~Gliederung 3" style:family="paragraph">
      <style:paragraph-properties fo:margin-top="0cm" fo:margin-bottom="0.58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2" style:display-name="Standard 1~LT~Gliederung 2" style:family="paragraph">
      <style:paragraph-properties fo:margin-top="0cm" fo:margin-bottom="0.77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96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Hintergrund" style:display-name="Title and Content~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Hintergrundobjekte" style:display-name="Title and Content~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Notizen" style:display-name="Title and Content~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Titel" style:display-name="Title and Content~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9" style:display-name="Title and Content~LT~Gliederung 9"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8" style:display-name="Title and Content~LT~Gliederung 8"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7" style:display-name="Title and Content~LT~Gliederung 7"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6" style:display-name="Title and Content~LT~Gliederung 6"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5" style:display-name="Title and Content~LT~Gliederung 5"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4" style:display-name="Title and Content~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3" style:display-name="Title and Content~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agraph-properties fo:margin-top="0cm" fo:margin-bottom="0.70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1" style:display-name="Title and Content~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1_5f_1" style:display-name="Objet sans remplissage et sans ligne_1_1"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2_5f_1" style:display-name="Objet sans remplissage et sans ligne_2_1"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2" style:display-name="Objet sans remplissage et sans ligne_2"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1_5f_4" style:display-name="Standard_1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3" style:display-name="Objet sans remplissage et sans ligne_3"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itre1_7e_LT_7e_Gliederung_20_1" style:display-name="Titre1~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Titre1_7e_LT_7e_Untertitel" style:display-name="Titre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Notizen" style:display-name="Titre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12pt" style:text-emphasize="none"/>
    </style:style>
    <style:style style:name="Titre1_7e_LT_7e_Hintergrundobjekte" style:display-name="Titre1~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re1_7e_LT_7e_Hintergrund" style:display-name="Titre1~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Gliederung_20_1" style:display-name="Vide~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Notizen" style:display-name="V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7e_LT_7e_Hintergrundobjekte" style:display-name="Vide~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Hintergrund" style:display-name="Vide~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Gliederung_20_1" style:display-name="Vide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3" style:display-name="Vide_~LT~Gliederung 3" style:family="paragraph" style:parent-style-name="Vide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4" style:display-name="Vide_~LT~Gliederung 4" style:family="paragraph" style:parent-style-name="Vide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5f__7e_LT_7e_Untertitel" style:display-name="Vid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Notizen" style:display-name="Vid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5f__7e_LT_7e_Hintergrundobjekte" style:display-name="Vide_~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Hintergrund" style:display-name="Vide_~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1" style:display-name="Standard 19~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2" style:display-name="Standard 19~LT~Gliederung 2" style:family="paragraph" style:parent-style-name="Standard_20_19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3" style:display-name="Standard 19~LT~Gliederung 3" style:family="paragraph" style:parent-style-name="Standard_20_19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4" style:display-name="Standard 19~LT~Gliederung 4" style:family="paragraph" style:parent-style-name="Standard_20_19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5" style:display-name="Standard 19~LT~Gliederung 5" style:family="paragraph" style:parent-style-name="Standard_20_19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6" style:display-name="Standard 19~LT~Gliederung 6" style:family="paragraph" style:parent-style-name="Standard_20_19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7" style:display-name="Standard 19~LT~Gliederung 7" style:family="paragraph" style:parent-style-name="Standard_20_19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8" style:display-name="Standard 19~LT~Gliederung 8" style:family="paragraph" style:parent-style-name="Standard_20_19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9" style:display-name="Standard 19~LT~Gliederung 9" style:family="paragraph" style:parent-style-name="Standard_20_19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Titel" style:display-name="Standard 19~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Untertitel" style:display-name="Standard 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Notizen" style:display-name="Standard 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Hintergrundobjekte" style:display-name="Standard 19~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9_7e_LT_7e_Hintergrund" style:display-name="Standard 19~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_5f_1" style:display-name="Style de dessin par défaut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Lien_20_Internet_20_visité" style:display-name="Lien Internet visité" style:family="paragraph">
      <style:text-properties fo:color="#800000" loext:opacity="100%" style:font-name="Times New Roman1"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4" style:display-name="Objet sans remplissage et sans ligne_4"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5" style:display-name="Objet sans remplissage et sans ligne_5"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6" style:display-name="Objet sans remplissage et sans ligne_6"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aut_20_d_27_index" style:display-name="Saut d'index" style:family="paragraph">
      <style:text-properties style:font-name="Times New Roman1"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rong_20_Emphasis" style:display-name="Strong Emphasis" style:family="paragraph">
      <style:text-properties style:font-name="Times New Roman1"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Visited_20_Internet_20_Link" style:display-name="Visited Internet Link" style:family="paragraph">
      <style:text-properties fo:color="#800000" loext:opacity="100%" style:font-name="Times New Roman1"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Internet_20_link" style:display-name="Internet link" style:family="paragraph">
      <style:text-properties fo:color="#000080" loext:opacity="100%" style:font-name="Times New Roman1"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Code" style:family="paragraph" style:parent-style-name="Text_20_body">
      <loext:graphic-properties draw:fill="solid" draw:fill-color="#dddddd"/>
      <style:paragraph-properties fo:margin-top="0cm" fo:margin-bottom="0.374cm" style:contextual-spacing="false" fo:background-color="#dddddd"/>
      <style:text-properties style:font-name="Courier New" fo:font-family="'Courier New'" style:font-family-generic="modern" style:font-pitch="fixed" fo:font-size="12pt" fo:font-weight="normal" fo:background-color="transparent" style:font-name-asian="DejaVu Sans" style:font-family-asian="'DejaVu Sans'" style:font-family-generic-asian="system" style:font-pitch-asian="variable" style:font-size-asian="12pt" style:font-weight-asian="normal" style:font-name-complex="Gill Sans MT" style:font-family-complex="'Gill Sans MT'" style:font-family-generic-complex="system" style:font-pitch-complex="variable" style:font-size-complex="12pt" style:font-weight-complex="normal"/>
    </style:style>
    <style:style style:name="Caractères_20_de_20_numérotation1" style:display-name="Caractères de numérotation1" style:family="paragraph">
      <style:paragraph-properties style:writing-mode="lr-tb"/>
      <style:text-properties style:use-window-font-color="true" loext:opacity="0%"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exte_20_source1" style:display-name="Texte source1" style:family="paragraph">
      <style:paragraph-properties style:writing-mode="lr-tb"/>
      <style:text-properties style:use-window-font-color="true" loext:opacity="0%" style:font-name="Liberation Mono1" fo:font-family="'Liberation Mono', 'Courier New'"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3"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Gill Sans MT" style:font-family-complex="'Gill Sans MT'" style:font-family-generic-complex="system" style:font-pitch-complex="variable" style:font-size-complex="12pt" style:text-emphasize="none"/>
    </style:style>
    <style:style style:name="Standard_20__28_WW_29_" style:display-name="Standard (WW)" style:family="paragraph">
      <style:paragraph-properties fo:margin-top="0cm" fo:margin-bottom="0cm" style:contextual-spacing="false" fo:line-height="95%" fo:text-align="start" style:justify-single-word="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Gill Sans MT" style:font-family-complex="'Gill Sans MT'" style:font-family-generic-complex="system" style:font-pitch-complex="variable" style:font-size-complex="12pt" style:text-emphasize="none"/>
    </style:style>
    <style:style style:name="yello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1" style:display-name="Vide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2" style:display-name="Vide__~LT~Gliederung 2" style:family="paragraph" style:parent-style-name="Vide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3" style:display-name="Vide__~LT~Gliederung 3" style:family="paragraph" style:parent-style-name="Vide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4" style:display-name="Vide__~LT~Gliederung 4" style:family="paragraph" style:parent-style-name="Vide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5" style:display-name="Vide__~LT~Gliederung 5" style:family="paragraph" style:parent-style-name="Vide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6" style:display-name="Vide__~LT~Gliederung 6" style:family="paragraph" style:parent-style-name="Vide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7" style:display-name="Vide__~LT~Gliederung 7" style:family="paragraph" style:parent-style-name="Vide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8" style:display-name="Vide__~LT~Gliederung 8" style:family="paragraph" style:parent-style-name="Vide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9" style:display-name="Vide__~LT~Gliederung 9" style:family="paragraph" style:parent-style-name="Vide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Titel" style:display-name="Vide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Untertitel" style:display-name="Vide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Notizen" style:display-name="Vide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Hintergrundobjekte" style:display-name="Vide__~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7e_LT_7e_Hintergrund" style:display-name="Vide__~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Gliederung_20_1" style:display-name="Vide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Gliederung_20_2" style:display-name="Vide___~LT~Gliederung 2" style:family="paragraph" style:parent-style-name="Vide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3" style:display-name="Vide___~LT~Gliederung 3" style:family="paragraph" style:parent-style-name="Vide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4" style:display-name="Vide___~LT~Gliederung 4" style:family="paragraph" style:parent-style-name="Vide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5" style:display-name="Vide___~LT~Gliederung 5" style:family="paragraph" style:parent-style-name="Vide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6" style:display-name="Vide___~LT~Gliederung 6" style:family="paragraph" style:parent-style-name="Vide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7" style:display-name="Vide___~LT~Gliederung 7" style:family="paragraph" style:parent-style-name="Vide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8" style:display-name="Vide___~LT~Gliederung 8" style:family="paragraph" style:parent-style-name="Vide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9" style:display-name="Vide___~LT~Gliederung 9" style:family="paragraph" style:parent-style-name="Vide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Titel" style:display-name="Vide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Untertitel" style:display-name="Vide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Notizen" style:display-name="Vide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Hintergrundobjekte" style:display-name="Vide___~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Hintergrund" style:display-name="Vide___~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Gliederung_20_1" style:display-name="Vide_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Gliederung_20_2" style:display-name="Vide____~LT~Gliederung 2" style:family="paragraph" style:parent-style-name="Vide_5f_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3" style:display-name="Vide____~LT~Gliederung 3" style:family="paragraph" style:parent-style-name="Vide_5f_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4" style:display-name="Vide____~LT~Gliederung 4" style:family="paragraph" style:parent-style-name="Vide_5f_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5" style:display-name="Vide____~LT~Gliederung 5" style:family="paragraph" style:parent-style-name="Vide_5f_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6" style:display-name="Vide____~LT~Gliederung 6" style:family="paragraph" style:parent-style-name="Vide_5f_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7" style:display-name="Vide____~LT~Gliederung 7" style:family="paragraph" style:parent-style-name="Vide_5f_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8" style:display-name="Vide____~LT~Gliederung 8" style:family="paragraph" style:parent-style-name="Vide_5f_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9" style:display-name="Vide____~LT~Gliederung 9" style:family="paragraph" style:parent-style-name="Vide_5f_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Titel" style:display-name="Vide_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Untertitel" style:display-name="Vide_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Notizen" style:display-name="Vide_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Hintergrundobjekte" style:display-name="Vide____~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Hintergrund" style:display-name="Vide____~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Gliederung_20_1" style:display-name="Title and Content_~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Untertitel" style:display-name="Title and Content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Notizen" style:display-name="Title and Content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Hintergrund" style:display-name="Title and Content_~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Hintergrund" style:display-name="Title Only~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Gliederung_20_1" style:display-name="Title Slide~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Hintergrund" style:display-name="Title Slide~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Hintergrundobjekte" style:display-name="Blank~LT~Hintergrundobjekte"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Hintergrund" style:display-name="Blank~LT~Hintergrund" style:family="paragraph">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5-11-07T08:15:24.544653185</dc:date>
    <meta:editing-duration>P43DT13H25M51S</meta:editing-duration>
    <meta:editing-cycles>467</meta:editing-cycles>
    <meta:generator>LibreOffice/24.2.7.2$Linux_X86_64 LibreOffice_project/420$Build-2</meta:generator>
    <meta:print-date>2025-11-06T06:08:30.410608011</meta:print-date>
    <meta:printed-by>Fichiers PDF</meta:printed-by>
    <meta:document-statistic meta:table-count="0" meta:image-count="0" meta:object-count="0" meta:page-count="16" meta:paragraph-count="299" meta:word-count="1487" meta:character-count="12258" meta:non-whitespace-character-count="10754"/>
  </office:meta>
</office:document-meta>
</file>